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C0920C98476C51DB9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566" officeooo:paragraph-rsid="001a3566"/>
    </style:style>
    <style:style style:name="P2" style:family="paragraph" style:parent-style-name="Standard">
      <style:text-properties officeooo:rsid="001a3566" officeooo:paragraph-rsid="001a3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como estas</text:p>
      <text:p text:style-name="P1"><draw:frame draw:style-name="fr1" draw:name="Image1" text:anchor-type="char" svg:x="0cm" svg:y="2.249cm" svg:width="17.59cm" svg:height="8.795cm" draw:z-index="0"><draw:image xlink:href="Pictures/1000000000000780000003C0920C98476C51DB9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40:21.173615548</meta:creation-date>
    <dc:date>2025-02-04T09:42:15.955818996</dc:date>
    <meta:editing-duration>PT28S</meta:editing-duration>
    <meta:editing-cycles>2</meta:editing-cycles>
    <meta:generator>LibreOffice/7.1.8.1$Linux_X86_64 LibreOffice_project/10$Build-1</meta:generator>
    <meta:document-statistic meta:table-count="0" meta:image-count="1" meta:object-count="0" meta:page-count="1" meta:paragraph-count="1" meta:word-count="3" meta:character-count="15" meta:non-whitespace-character-count="13"/>
  </office:meta>
</office:document-meta>
</file>